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ab05" officeooo:paragraph-rsid="0017ab05" style:font-size-asian="15pt" style:font-size-complex="15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7ab05" officeooo:paragraph-rsid="0017ab05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3pt" officeooo:rsid="0017ab05" officeooo:paragraph-rsid="0017ab05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m-based Collaborative Filtering Recommendation Algorithms</text:p>
      <text:p text:style-name="P1">Badrul Sarwar, George Karypis, Joseph Konstan, and John Riedl</text:p>
      <text:p text:style-name="P1"/>
      <text:p text:style-name="P3">The paper uses a clustering algorithm by fixing the center of the cluster as user U and then finding distance between all users to find the K Nearest Neighbors of the user U. There are a number of different ways to compute the similarity between items. The paper presents three such methods.These are : </text:p>
      <text:p text:style-name="P3">1. cosine-based similarity</text:p>
      <text:p text:style-name="P3">2. correlation-based similarity</text:p>
      <text:p text:style-name="P3">3. adjusted-cosine similarity</text:p>
      <text:p text:style-name="P3"/>
      <text:p text:style-name="P3"><text:span text:style-name="T1">Advantages</text:span> :</text:p>
      <text:p text:style-name="P3">1. Center of the cluster is fixed eliminating the need to select a stochiastic center</text:p>
      <text:p text:style-name="P3">2. Algorithm runs in O(NM) time where N is number of movies and M is number of users</text:p>
      <text:p text:style-name="P3">3. Distance between users is calculated after normalising ratings of all users</text:p>
      <text:p text:style-name="P3"/>
      <text:p text:style-name="P3"><text:span text:style-name="T1">Disadvantages</text:span>:</text:p>
      <text:p text:style-name="P3">1. Requires many users to first rate many movies for an effective recommendation to be made , also referred as Cold Start Problem.</text:p>
      <text:p text:style-name="P3">2. Sparsity : Typically a user has rated &lt; 1 % of the data and hence accurate models based upon the users are hard to bui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1:08:56.318604104</meta:creation-date>
    <dc:date>2016-04-01T21:16:53.142723087</dc:date>
    <meta:editing-duration>PT7M57S</meta:editing-duration>
    <meta:editing-cycles>1</meta:editing-cycles>
    <meta:document-statistic meta:table-count="0" meta:image-count="0" meta:object-count="0" meta:page-count="1" meta:paragraph-count="13" meta:word-count="174" meta:character-count="1037" meta:non-whitespace-character-count="875"/>
    <meta:generator>LibreOffice/4.4.6.3$Linux_x86 LibreOffice_project/40m0$Build-3</meta:generator>
  </office:meta>
</office:document-meta>
</file>